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12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8366069967583282426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5895340025314509990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7973895544358963927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am now planning a 12 hour run in May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28T11:45:21.35</dc:date>
    <dc:creator>James Lombardi</dc:creator>
    <meta:editing-duration>PT11H15M21S</meta:editing-duration>
    <meta:editing-cycles>39</meta:editing-cycles>
    <meta:document-statistic meta:table-count="0" meta:image-count="0" meta:object-count="0" meta:page-count="6" meta:paragraph-count="194" meta:word-count="1790" meta:character-count="9006"/>
  </office:meta>
</office:document-meta>
</file>